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" style:family="text">
      <style:text-properties style:text-position="sub 58%"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3" style:family="text">
      <style:text-properties fo:font-family="Arial" style:font-family-generic="roman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4" style:family="text">
      <style:text-properties style:text-position="sub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081cm" svg:y1="1.056cm" svg:x2="6.081cm" svg:y2="2.326cm">
          <text:p/>
        </draw:line>
        <draw:line draw:style-name="gr1" draw:text-style-name="P1" draw:layer="layout" svg:x1="6.081cm" svg:y1="2.326cm" svg:x2="3.53cm" svg:y2="2.326cm">
          <text:p/>
        </draw:line>
        <draw:line draw:style-name="gr1" draw:text-style-name="P1" draw:layer="layout" svg:x1="3.55cm" svg:y1="1.056cm" svg:x2="3.55cm" svg:y2="2.326cm">
          <text:p/>
        </draw:line>
        <draw:line draw:style-name="gr1" draw:text-style-name="P1" draw:layer="layout" svg:x1="3.55cm" svg:y1="1.056cm" svg:x2="4.709cm" svg:y2="1.056cm">
          <text:p/>
        </draw:line>
        <draw:line draw:style-name="gr1" draw:text-style-name="P1" draw:layer="layout" svg:x1="6.548cm" svg:y1="0.487cm" svg:x2="6.548cm" svg:y2="2.834cm">
          <text:p/>
        </draw:line>
        <draw:line draw:style-name="gr1" draw:text-style-name="P1" draw:layer="layout" svg:x1="3.063cm" svg:y1="0.508cm" svg:x2="3.063cm" svg:y2="2.824cm">
          <text:p/>
        </draw:line>
        <draw:line draw:style-name="gr1" draw:text-style-name="P1" draw:layer="layout" svg:x1="3.063cm" svg:y1="2.824cm" svg:x2="6.548cm" svg:y2="2.804cm">
          <text:p/>
        </draw:line>
        <draw:line draw:style-name="gr1" draw:text-style-name="P1" draw:layer="layout" svg:x1="4.902cm" svg:y1="1.056cm" svg:x2="4.902cm" svg:y2="0.508cm">
          <text:p/>
        </draw:line>
        <draw:line draw:style-name="gr1" draw:text-style-name="P1" draw:layer="layout" svg:x1="4.709cm" svg:y1="1.056cm" svg:x2="4.709cm" svg:y2="0.508cm">
          <text:p/>
        </draw:line>
        <draw:line draw:style-name="gr1" draw:text-style-name="P1" draw:layer="layout" svg:x1="3.062cm" svg:y1="0.508cm" svg:x2="4.709cm" svg:y2="0.508cm">
          <text:p/>
        </draw:line>
        <draw:line draw:style-name="gr1" draw:text-style-name="P1" draw:layer="layout" svg:x1="4.902cm" svg:y1="0.508cm" svg:x2="6.538cm" svg:y2="0.497cm">
          <text:p/>
        </draw:line>
        <draw:line draw:style-name="gr1" draw:text-style-name="P1" draw:layer="layout" svg:x1="4.902cm" svg:y1="1.056cm" svg:x2="6.081cm" svg:y2="1.056cm">
          <text:p/>
        </draw:line>
        <draw:path draw:style-name="gr2" draw:text-style-name="P1" draw:layer="layout" svg:width="2.437cm" svg:height="0.269cm" draw:transform="rotate (-0.117460658660383) translate (1.2255760919325cm 0.90041475035113cm)" svg:viewBox="0 0 2438 270" svg:d="m0 1771c73 13 1618-188 1687-208s140-36 214-45c70-8 144-5 216-12 65-7 128-6 194 2l120 57 7 61-77 50">
          <text:p/>
        </draw:path>
        <draw:path draw:style-name="gr2" draw:text-style-name="P1" draw:layer="layout" svg:width="0.275cm" svg:height="0.585cm" draw:transform="rotate (-2.16665173342535) translate (3.6315469006262cm 1.52600064456767cm)" svg:viewBox="0 0 276 586" svg:d="m191-7151c126 58 83-102 52-147-37-54-74-109-111-164-37-54-74-110-112-164l-20-66 58-32 43 27">
          <text:p/>
        </draw:path>
        <draw:path draw:style-name="gr2" draw:text-style-name="P1" draw:layer="layout" svg:width="0.275cm" svg:height="0.585cm" draw:transform="rotate (-2.16665173342535) translate (3.6485469006262cm 1.79100064456767cm)" svg:viewBox="0 0 276 586" svg:d="m191-7477c126 59 83-102 52-146-37-55-74-110-111-165-37-54-74-109-112-164l-20-66 58-32 61 37">
          <text:p/>
        </draw:path>
        <draw:path draw:style-name="gr2" draw:text-style-name="P1" draw:layer="layout" svg:width="0.275cm" svg:height="0.585cm" draw:transform="rotate (-2.16665173342535) translate (3.6485469006262cm 2.05500064456767cm)" svg:viewBox="0 0 276 586" svg:d="m191-7773c126 58 83-102 52-147-37-54-74-109-111-164-37-54-74-110-112-164l-20-66 58-32 59 51">
          <text:p/>
        </draw:path>
        <draw:path draw:style-name="gr2" draw:text-style-name="P1" draw:layer="layout" svg:width="1.801cm" svg:height="0.396cm" draw:transform="rotate (-2.91627064715677) translate (3.05910553881324cm 2.12746043736032cm)" svg:viewBox="0 0 1802 397" svg:d="m0-5514c58-3 115 10 172 12s112 14 167 28c50 12 103 24 155 35l1308 322">
          <text:p/>
        </draw:path>
        <draw:path draw:style-name="gr2" draw:text-style-name="P1" draw:layer="layout" svg:width="0.275cm" svg:height="0.585cm" draw:transform="rotate (-2.16665173342535) translate (6.6655469006262cm 1.84200064456767cm)" svg:viewBox="0 0 276 586" svg:d="m191-12528c126 58 83-102 52-147-37-54-35-61-73-117-36-54-112-157-150-211l-20-66 58-32 59 51">
          <text:p/>
        </draw:path>
        <draw:path draw:style-name="gr2" draw:text-style-name="P1" draw:layer="layout" svg:width="0.258cm" svg:height="0.566cm" draw:transform="rotate (-2.16665173342535) translate (6.6404842498774cm 1.37556781532773cm)" svg:viewBox="0 0 259 567" svg:d="m174-11982c126 58 83-102 52-146-37-55-74-110-111-165-37-54-74-109-112-164l-3-53 56-26 51 39">
          <text:p/>
        </draw:path>
        <draw:path draw:style-name="gr2" draw:text-style-name="P1" draw:layer="layout" svg:width="0.275cm" svg:height="0.585cm" draw:transform="rotate (-2.16665173342535) translate (6.6555469006262cm 1.61800064456767cm)" svg:viewBox="0 0 276 586" svg:d="m191-12260c126 58 83-102 52-147-37-54-36-60-73-115-37-54-112-159-150-213l-20-66 58-32 59 51">
          <text:p/>
        </draw:path>
        <draw:path draw:style-name="gr2" draw:text-style-name="P1" draw:layer="layout" svg:width="1.894cm" svg:height="0.508cm" draw:transform="rotate (-0.257261531743916) translate (6.6759809708054cm 0.726748445873646cm)" svg:viewBox="0 0 1895 509" svg:d="m0-1485c24 5 47-2 71-6 22-3 45-11 68-21 20-9 45-15 69-20 22-5 43-14 66-19 22-5 45-11 66-18 22-7 46-13 68-20s45-10 68-16c24-6 44-21 68-27 26-7 49-18 76-24 24-5 53-11 77-20 24-10 49-16 74-23 22-6 46-13 70-18l22-6 21-6 1011-263">
          <text:p/>
        </draw:path>
        <draw:path draw:style-name="gr2" draw:text-style-name="P1" draw:layer="layout" svg:width="2.452cm" svg:height="0.361cm" draw:transform="rotate (-3.04193435330034) translate (8.478cm 2.032cm)" svg:viewBox="0 0 2453 362" svg:d="m2375-5373c25-4 55 17 72-8 18-23-8-53-26-69s-40-32-62-44c-19-11-43-12-64-17s-48-6-70-13-49-10-72-17c-22-6-46-11-69-14-22-2-48-5-71-7-24-1-48-1-73-2s-51-3-77-6c-23-2-47 0-70 0-27 2-57-3-84-6-26-3-52-5-79-8-21-2-45-4-68-9-21-4-45-4-67-10-22-5-47-4-71-7-22-2-46-3-68-6-22-4-46-7-70-9-23-3-49-5-72-8-28-2-57-8-85-10-24-1-49-5-73-7-22-3-44-6-68-5l-988-76">
          <text:p/>
        </draw:path>
        <draw:frame draw:style-name="gr3" draw:layer="layout" svg:width="1.023cm" svg:height="2.593cm" svg:x="0.919cm" svg:y="0.497cm">
          <draw:text-box>
            <text:p>+</text:p>
            <text:p><text:span text:style-name="T1">λ</text:span><text:span text:style-name="T2">1</text:span></text:p>
            <text:p><text:span text:style-name="T3">-</text:span></text:p>
          </draw:text-box>
        </draw:frame>
        <draw:frame draw:style-name="gr3" draw:layer="layout" svg:width="0.845cm" svg:height="1.171cm" svg:x="1.517cm" svg:y="-0.196cm">
          <draw:text-box>
            <text:p>i<text:span text:style-name="T4">1</text:span></text:p>
          </draw:text-box>
        </draw:frame>
        <draw:line draw:style-name="gr4" draw:text-style-name="P1" draw:layer="layout" svg:x1="1.773cm" svg:y1="0.853cm" svg:x2="2.88cm" svg:y2="0.853cm">
          <text:p/>
        </draw:line>
        <draw:frame draw:style-name="gr3" draw:layer="layout" svg:width="0.845cm" svg:height="1.171cm" svg:x="7.024cm" svg:y="-0.121cm">
          <draw:text-box>
            <text:p>i<text:span text:style-name="T4">2</text:span></text:p>
          </draw:text-box>
        </draw:frame>
        <draw:frame draw:style-name="gr3" draw:layer="layout" svg:width="1.023cm" svg:height="2.593cm" svg:x="7.943cm" svg:y="0.335cm">
          <draw:text-box>
            <text:p>+</text:p>
            <text:p><text:span text:style-name="T1">λ</text:span><text:span text:style-name="T2">2</text:span></text:p>
            <text:p><text:span text:style-name="T3">-</text:span></text:p>
          </draw:text-box>
        </draw:frame>
        <draw:line draw:style-name="gr4" draw:text-style-name="P1" draw:layer="layout" svg:x1="7.94cm" svg:y1="0.914cm" svg:x2="6.7cm" svg:y2="0.894cm">
          <text:p/>
        </draw:line>
        <draw:frame draw:style-name="gr3" draw:layer="layout" svg:width="1.162cm" svg:height="1.171cm" svg:x="2.846cm" svg:y="2.923cm">
          <draw:text-box>
            <text:p>N<text:span text:style-name="T4">1</text:span></text:p>
          </draw:text-box>
        </draw:frame>
        <draw:frame draw:style-name="gr3" draw:layer="layout" svg:width="1.162cm" svg:height="1.171cm" svg:x="5.766cm" svg:y="2.882cm">
          <draw:text-box>
            <text:p>N<text:span text:style-name="T4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09cm" fo:margin-left="0.991cm" fo:margin-right="0.991cm" fo:page-width="10.16cm" fo:page-height="4.4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18T13:52:52</meta:creation-date>
    <dc:date>2011-02-28T16:53:25</dc:date>
    <dc:creator>khalid khan</dc:creator>
    <meta:editing-duration>PT03H23M45S</meta:editing-duration>
    <meta:editing-cycles>26</meta:editing-cycles>
    <meta:generator>OpenOffice.org/3.1$Linux OpenOffice.org_project/310m19$Build-9420</meta:generator>
    <meta:document-statistic meta:object-count="30"/>
  </office:meta>
</office:document-meta>
</file>